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angal" svg:font-family="Manga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30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2165in" fo:break-before="auto" style:use-optimal-row-height="true"/>
    </style:style>
    <style:style style:name="ro5" style:family="table-row">
      <style:table-row-properties style:row-height="0.4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font-name="F" fo:font-size="12pt" fo:language="bg" fo:country="BG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font-name="F" fo:font-size="12pt" fo:language="bg" fo:country="BG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font-name="F" fo:font-size="12pt" fo:language="bg" fo:country="BG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F" fo:font-size="12pt" fo:language="bg" fo:country="BG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font-name="F" fo:font-size="12pt" fo:language="bg" fo:country="BG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font-name="F" fo:font-size="12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justify"/>
      <style:text-properties style:use-window-font-color="true" style:text-outline="false" style:text-line-through-style="none" style:font-name="F" fo:font-size="12pt" fo:language="bg" fo:country="BG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А клас" table:style-name="ta1">
        <table:shapes>
          <draw:frame draw:z-index="0" draw:style-name="gr1" svg:width="6.2988in" svg:height="3.5429in" svg:x="1.8173in" svg:y="2.0539in">
            <draw:object draw:notify-on-update-of-ranges="'А клас'.C5:'А клас'.E5 'А клас'.F6:'А клас'.F6 'А клас'.C6:'А клас'.E6 'А клас'.F7:'А клас'.F7 'А клас'.C7:'А клас'.E7 'А клас'.F8:'А клас'.F8 'А клас'.C8:'А клас'.E8 'А клас'.F9:'А клас'.F9 'А клас'.C9:'А клас'.E9 'А клас'.F10:'А клас'.F10 'А клас'.C10:'А клас'.E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4"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I</text:p>
          </table:table-cell>
          <table:table-cell office:value-type="string">
            <text:p>II</text:p>
          </table:table-cell>
          <table:table-cell office:value-type="string">
            <text:p>III</text:p>
          </table:table-cell>
          <table:table-cell/>
        </table:table-row>
        <table:table-row table:style-name="ro3">
          <table:table-cell table:number-columns-repeated="2"/>
          <table:table-cell table:style-name="ce1" office:value-type="float" office:value="17">
            <text:p>17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20">
            <text:p>20</text:p>
          </table:table-cell>
          <table:table-cell office:value-type="float" office:value="2">
            <text:p>2</text:p>
          </table:table-cell>
        </table:table-row>
        <table:table-row table:style-name="ro3">
          <table:table-cell table:number-columns-repeated="2"/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 table:style-name="ce4" office:value-type="float" office:value="3">
            <text:p>3</text:p>
          </table:table-cell>
        </table:table-row>
        <table:table-row table:style-name="ro3">
          <table:table-cell table:number-columns-repeated="2"/>
          <table:table-cell table:number-columns-repeated="3" table:style-name="ce2" office:value-type="float" office:value="5">
            <text:p>5</text:p>
          </table:table-cell>
          <table:table-cell table:style-name="ce5" office:value-type="float" office:value="4">
            <text:p>4</text:p>
          </table:table-cell>
        </table:table-row>
        <table:table-row table:style-name="ro3">
          <table:table-cell table:number-columns-repeated="2"/>
          <table:table-cell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5" office:value-type="float" office:value="5">
            <text:p>5</text:p>
          </table:table-cell>
        </table:table-row>
        <table:table-row table:style-name="ro3">
          <table:table-cell table:number-columns-repeated="2"/>
          <table:table-cell table:style-name="ce2" office:value-type="float" office:value="4">
            <text:p>4</text:p>
          </table:table-cell>
          <table:table-cell table:style-name="ce2" office:value-type="float" office:value="7">
            <text:p>7</text:p>
          </table:table-cell>
          <table:table-cell table:style-name="ce3" office:value-type="float" office:value="2">
            <text:p>2</text:p>
          </table:table-cell>
          <table:table-cell table:style-name="ce5" office:value-type="float" office:value="6">
            <text:p>6</text:p>
          </table:table-cell>
        </table:table-row>
      </table:table>
      <table:table table:name="Б Клас" table:style-name="ta1">
        <table:shapes>
          <draw:frame draw:z-index="0" draw:style-name="gr1" svg:width="6.2988in" svg:height="3.3929in" svg:x="2.7063in" svg:y="2.3449in">
            <draw:object draw:notify-on-update-of-ranges="'Б Клас'.D7:'Б Клас'.F7 'Б Клас'.G8:'Б Клас'.G8 'Б Клас'.D8:'Б Клас'.F8 'Б Клас'.G9:'Б Клас'.G9 'Б Клас'.D9:'Б Клас'.F9 'Б Клас'.G10:'Б Клас'.G10 'Б Клас'.D10:'Б Клас'.F10 'Б Клас'.G11:'Б Клас'.G11 'Б Клас'.D11:'Б Клас'.F11 'Б Клас'.G12:'Б Клас'.G12 'Б Клас'.D12:'Б Клас'.F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I</text:p>
          </table:table-cell>
          <table:table-cell office:value-type="string">
            <text:p>II</text:p>
          </table:table-cell>
          <table:table-cell office:value-type="string">
            <text:p>III</text:p>
          </table:table-cell>
          <table:table-cell/>
        </table:table-row>
        <table:table-row table:style-name="ro3">
          <table:table-cell table:number-columns-repeated="3"/>
          <table:table-cell table:style-name="ce1" office:value-type="float" office:value="23">
            <text:p>23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7">
            <text:p>27</text:p>
          </table:table-cell>
          <table:table-cell office:value-type="float" office:value="2">
            <text:p>2</text:p>
          </table:table-cell>
        </table:table-row>
        <table:table-row table:style-name="ro3">
          <table:table-cell table:number-columns-repeated="3"/>
          <table:table-cell table:number-columns-repeated="3" table:style-name="ce2" office:value-type="float" office:value="4">
            <text:p>4</text:p>
          </table:table-cell>
          <table:table-cell table:style-name="ce4" office:value-type="float" office:value="3">
            <text:p>3</text:p>
          </table:table-cell>
        </table:table-row>
        <table:table-row table:style-name="ro3">
          <table:table-cell table:number-columns-repeated="3"/>
          <table:table-cell table:number-columns-repeated="3" table:style-name="ce2" office:value-type="float" office:value="6">
            <text:p>6</text:p>
          </table:table-cell>
          <table:table-cell table:style-name="ce5" office:value-type="float" office:value="4">
            <text:p>4</text:p>
          </table:table-cell>
        </table:table-row>
        <table:table-row table:style-name="ro3">
          <table:table-cell table:number-columns-repeated="3"/>
          <table:table-cell table:number-columns-repeated="2" table:style-name="ce2" office:value-type="float" office:value="5">
            <text:p>5</text:p>
          </table:table-cell>
          <table:table-cell table:style-name="ce3" office:value-type="float" office:value="5">
            <text:p>5</text:p>
          </table:table-cell>
          <table:table-cell table:style-name="ce5" office:value-type="float" office:value="5">
            <text:p>5</text:p>
          </table:table-cell>
        </table:table-row>
        <table:table-row table:style-name="ro3">
          <table:table-cell table:number-columns-repeated="3"/>
          <table:table-cell table:style-name="ce2" office:value-type="float" office:value="9">
            <text:p>9</text:p>
          </table:table-cell>
          <table:table-cell table:style-name="ce2" office:value-type="float" office:value="13">
            <text:p>13</text:p>
          </table:table-cell>
          <table:table-cell table:style-name="ce3" office:value-type="float" office:value="5">
            <text:p>5</text:p>
          </table:table-cell>
          <table:table-cell table:style-name="ce5" office:value-type="float" office:value="6">
            <text:p>6</text:p>
          </table:table-cell>
        </table:table-row>
        <table:table-row table:style-name="ro2" table:number-rows-repeated="21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3" table:style-name="ta1">
        <table:shapes>
          <draw:frame draw:z-index="0" draw:style-name="gr1" svg:width="7.0524in" svg:height="4.7524in" svg:x="4.824in" svg:y="3.4283in">
            <draw:object draw:notify-on-update-of-ranges="Sheet3.D7:Sheet3.E7 Sheet3.B8:Sheet3.C8 Sheet3.D8:Sheet3.E8 Sheet3.B9:Sheet3.C9 Sheet3.D9:Sheet3.E9 Sheet3.B10:Sheet3.C10 Sheet3.D10:Sheet3.E10 Sheet3.B11:Sheet3.C11 Sheet3.D11:Sheet3.E11 Sheet3.B12:Sheet3.C12 Sheet3.D12:Sheet3.E12 Sheet3.B13:Sheet3.C13 Sheet3.D13:Sheet3.E13 Sheet3.B14:Sheet3.C14 Sheet3.D14:Sheet3.E14 Sheet3.B15:Sheet3.C15 Sheet3.D15:Sheet3.E1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6.2988in" svg:height="3.5429in" svg:x="7.9043in" svg:y="9.3807in">
            <draw:object draw:notify-on-update-of-ranges="Sheet3.C52:Sheet3.D52 Sheet3.B53:Sheet3.B53 Sheet3.C53:Sheet3.D53 Sheet3.B54:Sheet3.B54 Sheet3.C54:Sheet3.D54 Sheet3.B55:Sheet3.B55 Sheet3.C55:Sheet3.D55 Sheet3.B56:Sheet3.B56 Sheet3.C56:Sheet3.D56 Sheet3.B57:Sheet3.B57 Sheet3.C57:Sheet3.D5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2" table:number-rows-repeated="6">
          <table:table-cell table:number-columns-repeated="5"/>
        </table:table-row>
        <table:table-row table:style-name="ro3">
          <table:table-cell table:number-columns-repeated="2"/>
          <table:table-cell table:style-name="ce8" office:value-type="string">
            <text:p>Задача</text:p>
          </table:table-cell>
          <table:table-cell table:style-name="ce12" office:value-type="string">
            <text:p>Б</text:p>
          </table:table-cell>
          <table:table-cell office:value-type="string">
            <text:p>А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9" office:value-type="string">
            <text:p>Създаване на база</text:p>
          </table:table-cell>
          <table:table-cell table:style-name="ce11" office:value-type="float" office:value="4">
            <text:p>4</text:p>
          </table:table-cell>
          <table:table-cell table:style-name="ce10" office:value-type="float" office:value="3">
            <text:p>3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9" office:value-type="string">
            <text:p>Създаване на таблици (create)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6">
            <text:p>6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9" office:value-type="string">
            <text:p>Да се въведе информация (insert)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4">
            <text:p>4</text:p>
          </table:table-cell>
        </table:table-row>
        <table:table-row table:style-name="ro5">
          <table:table-cell/>
          <table:table-cell office:value-type="float" office:value="4">
            <text:p>4</text:p>
          </table:table-cell>
          <table:table-cell table:style-name="ce9" office:value-type="string">
            <text:p>Да се напише заявка отговаряща на въпрос (select, join, where)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">
            <text:p>7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9" office:value-type="string">
            <text:p>Да се архивира базата (tar, zip, dump)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">
            <text:p>1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9" office:value-type="string">
            <text:p>Да се направи миграция(alter, update, set)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9">
            <text:p>9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9" office:value-type="string">
            <text:p>Да се архивира базата (tar, zip, dump) 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</table:table-row>
        <table:table-row table:style-name="ro4">
          <table:table-cell/>
          <table:table-cell office:value-type="float" office:value="8">
            <text:p>8</text:p>
          </table:table-cell>
          <table:table-cell table:style-name="ce9" office:value-type="string">
            <text:p>Да се напише втора заявка (select, join, where)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</table:table-row>
        <table:table-row table:style-name="ro3">
          <table:table-cell table:number-columns-repeated="2"/>
          <table:table-cell table:style-name="ce9"/>
          <table:table-cell table:style-name="ce11"/>
          <table:table-cell table:style-name="ce13"/>
        </table:table-row>
        <table:table-row table:style-name="ro2" table:number-rows-repeated="35"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Б</text:p>
          </table:table-cell>
          <table:table-cell office:value-type="string">
            <text:p>А</text:p>
          </table:table-cell>
          <table:table-cell/>
        </table:table-row>
        <table:table-row table:style-name="ro3">
          <table:table-cell/>
          <table:table-cell table:style-name="ce6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/>
        </table:table-row>
        <table:table-row table:style-name="ro3">
          <table:table-cell/>
          <table:table-cell table:style-name="ce7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">
            <text:p>5</text:p>
          </table:table-cell>
          <table:table-cell/>
        </table:table-row>
        <table:table-row table:style-name="ro3">
          <table:table-cell/>
          <table:table-cell table:style-name="ce7" office:value-type="float" office:value="4">
            <text:p>4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/>
        </table:table-row>
        <table:table-row table:style-name="ro3">
          <table:table-cell/>
          <table:table-cell table:style-name="ce7" office:value-type="float" office:value="5">
            <text:p>5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3">
            <text:p>3</text:p>
          </table:table-cell>
          <table:table-cell/>
        </table:table-row>
        <table:table-row table:style-name="ro3">
          <table:table-cell/>
          <table:table-cell table:style-name="ce7" office:value-type="float" office:value="6">
            <text:p>6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9">
            <text:p>9</text:p>
          </table:table-cell>
          <table:table-cell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angal" svg:font-family="Manga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bg" fo:country="B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bg" fo:country="BG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reto </meta:initial-creator>
    <meta:creation-date>2013-05-02T18:50:46</meta:creation-date>
    <dc:date>2013-05-02T20:26:48</dc:date>
    <dc:creator>kireto </dc:creator>
    <meta:editing-duration>PT1H25M29S</meta:editing-duration>
    <meta:editing-cycles>14</meta:editing-cycles>
    <meta:generator>LibreOffice/3.5$Linux_X86_64 LibreOffice_project/350m1$Build-2</meta:generator>
    <meta:document-statistic meta:table-count="3" meta:cell-count="9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06cm" svg:y="0.316cm" chart:style-name="ch2">
          <text:p>Разпределение на оценките</text:p>
        </chart:title>
        <chart:legend chart:legend-position="end" svg:x="15.06cm" svg:y="3.205cm" style:legend-expansion="high" chart:style-name="ch3"/>
        <chart:plot-area chart:style-name="ch4" table:cell-range-address="'А клас'.C5:'А клас'.E10 'А клас'.F6:'А клас'.F10" chart:data-source-has-labels="both" svg:x="1.331cm" svg:y="1.635cm" svg:width="13.089cm" svg:height="6.204cm">
          <chartooo:coordinate-region svg:x="1.952cm" svg:y="1.834cm" svg:width="12.468cm" svg:height="5.358cm"/>
          <chart:axis chart:dimension="x" chart:name="primary-x" chart:style-name="ch5" chartooo:axis-type="auto">
            <chartooo:date-scale/>
            <chart:title svg:x="7.355cm" svg:y="8.019cm" chart:style-name="ch6">
              <text:p>Скала</text:p>
            </chart:title>
            <chart:categories table:cell-range-address="'А клас'.C5:'А клас'.E5"/>
          </chart:axis>
          <chart:axis chart:dimension="y" chart:name="primary-y" chart:style-name="ch7">
            <chart:title svg:x="0.451cm" svg:y="6.382cm" chart:style-name="ch8">
              <text:p>Точки спрямо оценки</text:p>
            </chart:title>
            <chart:grid chart:style-name="ch9" chart:class="major"/>
          </chart:axis>
          <chart:series chart:style-name="ch10" chart:values-cell-range-address="'А клас'.C6:'А клас'.E6" chart:label-cell-address="'А клас'.F6:'А клас'.F6" chart:class="chart:bar">
            <chart:data-point chart:repeated="3"/>
          </chart:series>
          <chart:series chart:style-name="ch11" chart:values-cell-range-address="'А клас'.C7:'А клас'.E7" chart:label-cell-address="'А клас'.F7:'А клас'.F7" chart:class="chart:bar">
            <chart:data-point chart:repeated="3"/>
          </chart:series>
          <chart:series chart:style-name="ch12" chart:values-cell-range-address="'А клас'.C8:'А клас'.E8" chart:label-cell-address="'А клас'.F8:'А клас'.F8" chart:class="chart:bar">
            <chart:data-point chart:repeated="3"/>
          </chart:series>
          <chart:series chart:style-name="ch13" chart:values-cell-range-address="'А клас'.C9:'А клас'.E9" chart:label-cell-address="'А клас'.F9:'А клас'.F9" chart:class="chart:bar">
            <chart:data-point chart:repeated="3"/>
          </chart:series>
          <chart:series chart:style-name="ch14" chart:values-cell-range-address="'А клас'.C10:'А клас'.E10" chart:label-cell-address="'А клас'.F10:'А клас'.F10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</text:p>
                <draw:g>
                  <svg:desc>'А клас'.C5:'А клас'.E5</svg:desc>
                </draw:g>
              </table:table-cell>
              <table:table-cell office:value-type="string">
                <text:p>II</text:p>
              </table:table-cell>
              <table:table-cell office:value-type="string">
                <text:p>III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'А клас'.F6:'А клас'.F6</svg:desc>
                </draw:g>
              </table:table-cell>
              <table:table-cell office:value-type="float" office:value="17">
                <text:p>17</text:p>
                <draw:g>
                  <svg:desc>'А клас'.C6:'А клас'.E6</svg:desc>
                </draw:g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  <draw:g>
                  <svg:desc>'А клас'.F7:'А клас'.F7</svg:desc>
                </draw:g>
              </table:table-cell>
              <table:table-cell office:value-type="float" office:value="5">
                <text:p>5</text:p>
                <draw:g>
                  <svg:desc>'А клас'.C7:'А клас'.E7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  <draw:g>
                  <svg:desc>'А клас'.F8:'А клас'.F8</svg:desc>
                </draw:g>
              </table:table-cell>
              <table:table-cell office:value-type="float" office:value="5">
                <text:p>5</text:p>
                <draw:g>
                  <svg:desc>'А клас'.C8:'А клас'.E8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  <draw:g>
                  <svg:desc>'А клас'.F9:'А клас'.F9</svg:desc>
                </draw:g>
              </table:table-cell>
              <table:table-cell office:value-type="float" office:value="5">
                <text:p>5</text:p>
                <draw:g>
                  <svg:desc>'А клас'.C9:'А клас'.E9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  <draw:g>
                  <svg:desc>'А клас'.F10:'А клас'.F10</svg:desc>
                </draw:g>
              </table:table-cell>
              <table:table-cell office:value-type="float" office:value="4">
                <text:p>4</text:p>
                <draw:g>
                  <svg:desc>'А клас'.C10:'А клас'.E10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8.619cm" xlink:href=".." xlink:type="simple" chart:class="chart:bar" chart:style-name="ch1">
        <chart:title svg:x="5.006cm" svg:y="0.308cm" chart:style-name="ch2">
          <text:p>Разпределение на оценките</text:p>
        </chart:title>
        <chart:legend chart:legend-position="end" svg:x="15.06cm" svg:y="3.014cm" style:legend-expansion="high" chart:style-name="ch3"/>
        <chart:plot-area chart:style-name="ch4" table:cell-range-address="'Б Клас'.D7:'Б Клас'.F12 'Б Клас'.G8:'Б Клас'.G12" chart:data-source-has-labels="both" svg:x="1.331cm" svg:y="1.603cm" svg:width="13.089cm" svg:height="5.863cm">
          <chartooo:coordinate-region svg:x="1.952cm" svg:y="1.802cm" svg:width="12.468cm" svg:height="5.017cm"/>
          <chart:axis chart:dimension="x" chart:name="primary-x" chart:style-name="ch5" chartooo:axis-type="auto">
            <chartooo:date-scale/>
            <chart:title svg:x="7.355cm" svg:y="7.638cm" chart:style-name="ch6">
              <text:p>Скала</text:p>
            </chart:title>
            <chart:categories table:cell-range-address="'Б Клас'.D7:'Б Клас'.F7"/>
          </chart:axis>
          <chart:axis chart:dimension="y" chart:name="primary-y" chart:style-name="ch7">
            <chart:title svg:x="0.451cm" svg:y="6.179cm" chart:style-name="ch8">
              <text:p>Точки спрямо оценки</text:p>
            </chart:title>
            <chart:grid chart:style-name="ch9" chart:class="major"/>
          </chart:axis>
          <chart:series chart:style-name="ch10" chart:values-cell-range-address="'Б Клас'.D8:'Б Клас'.F8" chart:label-cell-address="'Б Клас'.G8:'Б Клас'.G8" chart:class="chart:bar">
            <chart:data-point chart:repeated="3"/>
          </chart:series>
          <chart:series chart:style-name="ch11" chart:values-cell-range-address="'Б Клас'.D9:'Б Клас'.F9" chart:label-cell-address="'Б Клас'.G9:'Б Клас'.G9" chart:class="chart:bar">
            <chart:data-point chart:repeated="3"/>
          </chart:series>
          <chart:series chart:style-name="ch12" chart:values-cell-range-address="'Б Клас'.D10:'Б Клас'.F10" chart:label-cell-address="'Б Клас'.G10:'Б Клас'.G10" chart:class="chart:bar">
            <chart:data-point chart:repeated="3"/>
          </chart:series>
          <chart:series chart:style-name="ch13" chart:values-cell-range-address="'Б Клас'.D11:'Б Клас'.F11" chart:label-cell-address="'Б Клас'.G11:'Б Клас'.G11" chart:class="chart:bar">
            <chart:data-point chart:repeated="3"/>
          </chart:series>
          <chart:series chart:style-name="ch14" chart:values-cell-range-address="'Б Клас'.D12:'Б Клас'.F12" chart:label-cell-address="'Б Клас'.G12:'Б Клас'.G12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</text:p>
                <draw:g>
                  <svg:desc>'Б Клас'.D7:'Б Клас'.F7</svg:desc>
                </draw:g>
              </table:table-cell>
              <table:table-cell office:value-type="string">
                <text:p>II</text:p>
              </table:table-cell>
              <table:table-cell office:value-type="string">
                <text:p>III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'Б Клас'.G8:'Б Клас'.G8</svg:desc>
                </draw:g>
              </table:table-cell>
              <table:table-cell office:value-type="float" office:value="23">
                <text:p>23</text:p>
                <draw:g>
                  <svg:desc>'Б Клас'.D8:'Б Клас'.F8</svg:desc>
                </draw:g>
              </table:table-cell>
              <table:table-cell office:value-type="float" office:value="19">
                <text:p>1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</text:p>
                <draw:g>
                  <svg:desc>'Б Клас'.G9:'Б Клас'.G9</svg:desc>
                </draw:g>
              </table:table-cell>
              <table:table-cell office:value-type="float" office:value="4">
                <text:p>4</text:p>
                <draw:g>
                  <svg:desc>'Б Клас'.D9:'Б Клас'.F9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  <draw:g>
                  <svg:desc>'Б Клас'.G10:'Б Клас'.G10</svg:desc>
                </draw:g>
              </table:table-cell>
              <table:table-cell office:value-type="float" office:value="6">
                <text:p>6</text:p>
                <draw:g>
                  <svg:desc>'Б Клас'.D10:'Б Клас'.F10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  <draw:g>
                  <svg:desc>'Б Клас'.G11:'Б Клас'.G11</svg:desc>
                </draw:g>
              </table:table-cell>
              <table:table-cell office:value-type="float" office:value="5">
                <text:p>5</text:p>
                <draw:g>
                  <svg:desc>'Б Клас'.D11:'Б Клас'.F11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  <draw:g>
                  <svg:desc>'Б Клас'.G12:'Б Клас'.G12</svg:desc>
                </draw:g>
              </table:table-cell>
              <table:table-cell office:value-type="float" office:value="9">
                <text:p>9</text:p>
                <draw:g>
                  <svg:desc>'Б Клас'.D12:'Б Клас'.F12</svg:desc>
                </draw:g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5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5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7.914cm" svg:height="12.072cm" xlink:href=".." xlink:type="simple" chart:class="chart:bar" chart:style-name="ch1">
        <chart:title svg:x="4.442cm" svg:y="0.377cm" chart:style-name="ch2">
          <text:p>Отношение между скалите на двата класа</text:p>
        </chart:title>
        <chart:legend chart:legend-position="end" svg:x="11.841cm" svg:y="2.604cm" style:legend-expansion="high" chart:style-name="ch3"/>
        <chart:plot-area chart:style-name="ch4" table:cell-range-address="Sheet3.B7:Sheet3.E15" chart:data-source-has-labels="both" svg:x="1.369cm" svg:y="1.879cm" svg:width="9.756cm" svg:height="8.971cm">
          <chartooo:coordinate-region svg:x="2.493cm" svg:y="2.079cm" svg:width="8.632cm" svg:height="8.124cm"/>
          <chart:axis chart:dimension="x" chart:name="primary-x" chart:style-name="ch5" chartooo:axis-type="auto">
            <chartooo:date-scale/>
            <chart:title svg:x="5.833cm" svg:y="11.091cm" chart:style-name="ch6">
              <text:p>Клас</text:p>
            </chart:title>
            <chart:categories table:cell-range-address="Sheet3.D7:Sheet3.E7"/>
          </chart:axis>
          <chart:axis chart:dimension="y" chart:name="primary-y" chart:style-name="ch7">
            <chart:title svg:x="0.451cm" svg:y="9.305cm" chart:style-name="ch8">
              <text:p>% от оценката за съответната задача</text:p>
            </chart:title>
            <chart:grid chart:style-name="ch9" chart:class="major"/>
          </chart:axis>
          <chart:series chart:style-name="ch10" chart:values-cell-range-address="Sheet3.D8:Sheet3.E8" chart:label-cell-address="Sheet3.B8:Sheet3.C8" chart:class="chart:bar">
            <chart:data-point chart:repeated="2"/>
          </chart:series>
          <chart:series chart:style-name="ch11" chart:values-cell-range-address="Sheet3.D9:Sheet3.E9" chart:label-cell-address="Sheet3.B9:Sheet3.C9" chart:class="chart:bar">
            <chart:data-point chart:repeated="2"/>
          </chart:series>
          <chart:series chart:style-name="ch12" chart:values-cell-range-address="Sheet3.D10:Sheet3.E10" chart:label-cell-address="Sheet3.B10:Sheet3.C10" chart:class="chart:bar">
            <chart:data-point chart:repeated="2"/>
          </chart:series>
          <chart:series chart:style-name="ch13" chart:values-cell-range-address="Sheet3.D11:Sheet3.E11" chart:label-cell-address="Sheet3.B11:Sheet3.C11" chart:class="chart:bar">
            <chart:data-point chart:repeated="2"/>
          </chart:series>
          <chart:series chart:style-name="ch14" chart:values-cell-range-address="Sheet3.D12:Sheet3.E12" chart:label-cell-address="Sheet3.B12:Sheet3.C12" chart:class="chart:bar">
            <chart:data-point chart:repeated="2"/>
          </chart:series>
          <chart:series chart:style-name="ch15" chart:values-cell-range-address="Sheet3.D13:Sheet3.E13" chart:label-cell-address="Sheet3.B13:Sheet3.C13" chart:class="chart:bar">
            <chart:data-point chart:repeated="2"/>
          </chart:series>
          <chart:series chart:style-name="ch16" chart:values-cell-range-address="Sheet3.D14:Sheet3.E14" chart:label-cell-address="Sheet3.B14:Sheet3.C14" chart:class="chart:bar">
            <chart:data-point chart:repeated="2"/>
          </chart:series>
          <chart:series chart:style-name="ch17" chart:values-cell-range-address="Sheet3.D15:Sheet3.E15" chart:label-cell-address="Sheet3.B15:Sheet3.C15" chart:class="chart:bar">
            <chart:data-point chart:repeated="2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Б</text:p>
                <draw:g>
                  <svg:desc>Sheet3.D7:Sheet3.E7</svg:desc>
                </draw:g>
              </table:table-cell>
              <table:table-cell office:value-type="string">
                <text:p>А</text:p>
              </table:table-cell>
            </table:table-row>
          </table:table-header-rows>
          <table:table-rows>
            <table:table-row>
              <table:table-cell office:value-type="string">
                <text:p>1 Създаване на база</text:p>
                <text:list>
                  <text:list-item>
                    <text:p>1</text:p>
                  </text:list-item>
                  <text:list-item>
                    <text:p>Създаване на база</text:p>
                  </text:list-item>
                </text:list>
                <draw:g>
                  <svg:desc>Sheet3.B8:Sheet3.C8</svg:desc>
                </draw:g>
              </table:table-cell>
              <table:table-cell office:value-type="float" office:value="4">
                <text:p>4</text:p>
                <draw:g>
                  <svg:desc>Sheet3.D8:Sheet3.E8</svg:desc>
                </draw:g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 Създаване на таблици (create)</text:p>
                <text:list>
                  <text:list-item>
                    <text:p>2</text:p>
                  </text:list-item>
                  <text:list-item>
                    <text:p>Създаване на таблици (create)</text:p>
                  </text:list-item>
                </text:list>
                <draw:g>
                  <svg:desc>Sheet3.B9:Sheet3.C9</svg:desc>
                </draw:g>
              </table:table-cell>
              <table:table-cell office:value-type="float" office:value="8">
                <text:p>8</text:p>
                <draw:g>
                  <svg:desc>Sheet3.D9:Sheet3.E9</svg:desc>
                </draw:g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 Да се въведе информация (insert)</text:p>
                <text:list>
                  <text:list-item>
                    <text:p>3</text:p>
                  </text:list-item>
                  <text:list-item>
                    <text:p>Да се въведе информация (insert)</text:p>
                  </text:list-item>
                </text:list>
                <draw:g>
                  <svg:desc>Sheet3.B10:Sheet3.C10</svg:desc>
                </draw:g>
              </table:table-cell>
              <table:table-cell office:value-type="float" office:value="6">
                <text:p>6</text:p>
                <draw:g>
                  <svg:desc>Sheet3.D10:Sheet3.E10</svg:desc>
                </draw:g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 Да се напише заявка отговаряща на въпрос (select, join, where)</text:p>
                <text:list>
                  <text:list-item>
                    <text:p>4</text:p>
                  </text:list-item>
                  <text:list-item>
                    <text:p>Да се напише заявка отговаряща на въпрос (select, join, where)</text:p>
                  </text:list-item>
                </text:list>
                <draw:g>
                  <svg:desc>Sheet3.B11:Sheet3.C11</svg:desc>
                </draw:g>
              </table:table-cell>
              <table:table-cell office:value-type="float" office:value="6">
                <text:p>6</text:p>
                <draw:g>
                  <svg:desc>Sheet3.D11:Sheet3.E11</svg:desc>
                </draw:g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 Да се архивира базата (tar, zip, dump)</text:p>
                <text:list>
                  <text:list-item>
                    <text:p>5</text:p>
                  </text:list-item>
                  <text:list-item>
                    <text:p>Да се архивира базата (tar, zip, dump)</text:p>
                  </text:list-item>
                </text:list>
                <draw:g>
                  <svg:desc>Sheet3.B12:Sheet3.C12</svg:desc>
                </draw:g>
              </table:table-cell>
              <table:table-cell office:value-type="float" office:value="4">
                <text:p>4</text:p>
                <draw:g>
                  <svg:desc>Sheet3.D12:Sheet3.E12</svg:desc>
                </draw:g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 Да се направи миграция(alter, update, set)</text:p>
                <text:list>
                  <text:list-item>
                    <text:p>6</text:p>
                  </text:list-item>
                  <text:list-item>
                    <text:p>Да се направи миграция(alter, update, set)</text:p>
                  </text:list-item>
                </text:list>
                <draw:g>
                  <svg:desc>Sheet3.B13:Sheet3.C13</svg:desc>
                </draw:g>
              </table:table-cell>
              <table:table-cell office:value-type="float" office:value="8">
                <text:p>8</text:p>
                <draw:g>
                  <svg:desc>Sheet3.D13:Sheet3.E13</svg:desc>
                </draw:g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 Да се архивира базата (tar, zip, dump) </text:p>
                <text:list>
                  <text:list-item>
                    <text:p>7</text:p>
                  </text:list-item>
                  <text:list-item>
                    <text:p>Да се архивира базата (tar, zip, dump) </text:p>
                  </text:list-item>
                </text:list>
                <draw:g>
                  <svg:desc>Sheet3.B14:Sheet3.C14</svg:desc>
                </draw:g>
              </table:table-cell>
              <table:table-cell office:value-type="float" office:value="2">
                <text:p>2</text:p>
                <draw:g>
                  <svg:desc>Sheet3.D14:Sheet3.E14</svg:desc>
                </draw:g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 Да се напише втора заявка (select, join, where)</text:p>
                <text:list>
                  <text:list-item>
                    <text:p>8</text:p>
                  </text:list-item>
                  <text:list-item>
                    <text:p>Да се напише втора заявка (select, join, where)</text:p>
                  </text:list-item>
                </text:list>
                <draw:g>
                  <svg:desc>Sheet3.B15:Sheet3.C15</svg:desc>
                </draw:g>
              </table:table-cell>
              <table:table-cell office:value-type="float" office:value="4">
                <text:p>4</text:p>
                <draw:g>
                  <svg:desc>Sheet3.D15:Sheet3.E15</svg:desc>
                </draw:g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5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5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02cm" svg:y="0.316cm" chart:style-name="ch2">
          <text:p>Класация на оценките</text:p>
        </chart:title>
        <chart:legend chart:legend-position="end" svg:x="15.06cm" svg:y="3.205cm" style:legend-expansion="high" chart:style-name="ch3"/>
        <chart:plot-area chart:style-name="ch4" table:cell-range-address="Sheet3.B52:Sheet3.D57" chart:data-source-has-labels="both" svg:x="1.331cm" svg:y="1.635cm" svg:width="13.089cm" svg:height="6.204cm">
          <chartooo:coordinate-region svg:x="2.455cm" svg:y="1.834cm" svg:width="11.965cm" svg:height="5.358cm"/>
          <chart:axis chart:dimension="x" chart:name="primary-x" chart:style-name="ch5" chartooo:axis-type="auto">
            <chartooo:date-scale/>
            <chart:title svg:x="7.461cm" svg:y="8.019cm" chart:style-name="ch6">
              <text:p>Клас</text:p>
            </chart:title>
            <chart:categories table:cell-range-address="Sheet3.C52:Sheet3.D52"/>
          </chart:axis>
          <chart:axis chart:dimension="y" chart:name="primary-y" chart:style-name="ch7">
            <chart:title svg:x="0.451cm" svg:y="6.765cm" chart:style-name="ch8">
              <text:p>Процент от всички оценки</text:p>
            </chart:title>
            <chart:grid chart:style-name="ch9" chart:class="major"/>
          </chart:axis>
          <chart:series chart:style-name="ch10" chart:values-cell-range-address="Sheet3.C53:Sheet3.D53" chart:label-cell-address="Sheet3.B53:Sheet3.B53" chart:class="chart:bar">
            <chart:data-point chart:repeated="2"/>
          </chart:series>
          <chart:series chart:style-name="ch11" chart:values-cell-range-address="Sheet3.C54:Sheet3.D54" chart:label-cell-address="Sheet3.B54:Sheet3.B54" chart:class="chart:bar">
            <chart:data-point chart:repeated="2"/>
          </chart:series>
          <chart:series chart:style-name="ch12" chart:values-cell-range-address="Sheet3.C55:Sheet3.D55" chart:label-cell-address="Sheet3.B55:Sheet3.B55" chart:class="chart:bar">
            <chart:data-point chart:repeated="2"/>
          </chart:series>
          <chart:series chart:style-name="ch13" chart:values-cell-range-address="Sheet3.C56:Sheet3.D56" chart:label-cell-address="Sheet3.B56:Sheet3.B56" chart:class="chart:bar">
            <chart:data-point chart:repeated="2"/>
          </chart:series>
          <chart:series chart:style-name="ch14" chart:values-cell-range-address="Sheet3.C57:Sheet3.D57" chart:label-cell-address="Sheet3.B57:Sheet3.B57" chart:class="chart:bar"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Б</text:p>
                <draw:g>
                  <svg:desc>Sheet3.C52:Sheet3.D52</svg:desc>
                </draw:g>
              </table:table-cell>
              <table:table-cell office:value-type="string">
                <text:p>А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Sheet3.B53:Sheet3.B53</svg:desc>
                </draw:g>
              </table:table-cell>
              <table:table-cell office:value-type="float" office:value="0">
                <text:p>0</text:p>
                <draw:g>
                  <svg:desc>Sheet3.C53:Sheet3.D53</svg:desc>
                </draw:g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  <draw:g>
                  <svg:desc>Sheet3.B54:Sheet3.B54</svg:desc>
                </draw:g>
              </table:table-cell>
              <table:table-cell office:value-type="float" office:value="2">
                <text:p>2</text:p>
                <draw:g>
                  <svg:desc>Sheet3.C54:Sheet3.D54</svg:desc>
                </draw:g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  <draw:g>
                  <svg:desc>Sheet3.B55:Sheet3.B55</svg:desc>
                </draw:g>
              </table:table-cell>
              <table:table-cell office:value-type="float" office:value="10">
                <text:p>10</text:p>
                <draw:g>
                  <svg:desc>Sheet3.C55:Sheet3.D55</svg:desc>
                </draw:g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  <draw:g>
                  <svg:desc>Sheet3.B56:Sheet3.B56</svg:desc>
                </draw:g>
              </table:table-cell>
              <table:table-cell office:value-type="float" office:value="10">
                <text:p>10</text:p>
                <draw:g>
                  <svg:desc>Sheet3.C56:Sheet3.D56</svg:desc>
                </draw:g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  <draw:g>
                  <svg:desc>Sheet3.B57:Sheet3.B57</svg:desc>
                </draw:g>
              </table:table-cell>
              <table:table-cell office:value-type="float" office:value="5">
                <text:p>5</text:p>
                <draw:g>
                  <svg:desc>Sheet3.C57:Sheet3.D57</svg:desc>
                </draw:g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